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Mono" officeooo:rsid="00170d9d" officeooo:paragraph-rsid="00170d9d"/>
    </style:style>
    <style:style style:name="P2" style:family="paragraph" style:parent-style-name="Standard">
      <style:paragraph-properties fo:text-align="justify" style:justify-single-word="false"/>
      <style:text-properties style:font-name="Liberation Mono" fo:language="es" fo:country="ES" officeooo:rsid="00170d9d" officeooo:paragraph-rsid="00170d9d"/>
    </style:style>
    <style:style style:name="P3" style:family="paragraph" style:parent-style-name="Standard">
      <style:paragraph-properties fo:text-align="justify" style:justify-single-word="false"/>
      <style:text-properties fo:language="es" fo:country="ES" officeooo:paragraph-rsid="00170d9d"/>
    </style:style>
    <style:style style:name="T1" style:family="text">
      <style:text-properties style:font-name="Liberation Mono" officeooo:rsid="00170d9d"/>
    </style:style>
    <style:style style:name="T2" style:family="text">
      <style:text-properties style:font-name="Liberation Mono" officeooo:rsid="00183959"/>
    </style:style>
    <style:style style:name="T3" style:family="text">
      <style:text-properties style:font-name="Liberation Mono" officeooo:rsid="0019afa3"/>
    </style:style>
    <style:style style:name="T4" style:family="text">
      <style:text-properties style:font-name="Liberation Mono" officeooo:rsid="001b65d3"/>
    </style:style>
    <style:style style:name="T5" style:family="text">
      <style:text-properties fo:language="es" fo:country="E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5">Unos de los leguages de programacion mas usados en el mundo son C y Java. Estos dos lenguages permiten las creaciones de threads, tambiem pueden pueden implementarse locks y variables de condicion, pero existe una gran diferencia ya que java y C maneja de manera diferente la memoria de la computadora, esto significa cada lenguaje implementa de una forma diferente los Threads y la sincronizacion.</text:span></text:p>
      <text:p text:style-name="P2"/>
      <text:p text:style-name="P3"><text:span text:style-name="T1"><text:tab/></text:span><text:span text:style-name="T2">La mayor diferencia de la creacion y la implementacion es que con java para que todas las operaciones que hace el thread, estas funciones deben de tener el tag “synchronized” y en C uno debe implementar la sincronizacion a partir de locks. </text:span><text:span text:style-name="T3">Tambien en java se puede implementar los threads extendiendo de la </text:span><text:span text:style-name="T4">clase thread y implementando la interfaz runnable. En c se puede usar la librería pthread.</text:span></text:p>
      <text:p text:style-name="P3"><text:span text:style-name="T4"/></text:p>
      <text:p text:style-name="P3"><text:span text:style-name="T4"><text:tab/>La funcionalidad de los lock y la variables de condicion es la misma pero se implementan difere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08:13:06.416073444</meta:creation-date>
    <meta:generator>LibreOffice/5.1.6.2$Linux_X86_64 LibreOffice_project/10m0$Build-2</meta:generator>
    <dc:date>2020-03-13T09:42:24.376074200</dc:date>
    <meta:editing-duration>PT8M12S</meta:editing-duration>
    <meta:editing-cycles>3</meta:editing-cycles>
    <meta:document-statistic meta:table-count="0" meta:image-count="0" meta:object-count="0" meta:page-count="1" meta:paragraph-count="3" meta:word-count="150" meta:character-count="897" meta:non-whitespace-character-count="747"/>
  </office:meta>
</office:document-meta>
</file>